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TypeModule.getAttribute( String name , Configuration modeConf , Map objectModel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ResourceTypeModule.transformFallbackUriToHttp( String pubid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urceTypeModule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